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26.A22" style:family="table-cell">
      <style:table-cell-properties fo:background-color="#000000" fo:padding="0.0382in" fo:border-left="none" fo:border-right="none" fo:border-top="none" fo:border-bottom="0.0007in solid #000000">
        <style:background-image/>
      </style:table-cell-properties>
    </style:style>
    <style:style style:name="Table26.B22" style:family="table-cell">
      <style:table-cell-properties fo:padding="0.0382in" fo:border-left="none" fo:border-right="none" fo:border-top="none" fo:border-bottom="0.0007in solid #000000"/>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4*"/>
    </style:style>
    <style:style style:name="Table24.B" style:family="table-column">
      <style:table-column-properties style:column-width="1.7965in" style:rel-column-width="20532*"/>
    </style:style>
    <style:style style:name="Table24.C" style:family="table-column">
      <style:table-column-properties style:column-width="3.7639in" style:rel-column-width="43019*"/>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4*"/>
    </style:style>
    <style:style style:name="Table1.B" style:family="table-column">
      <style:table-column-properties style:column-width="2.4924in" style:rel-column-width="28485*"/>
    </style:style>
    <style:style style:name="Table1.C" style:family="table-column">
      <style:table-column-properties style:column-width="3.0681in" style:rel-column-width="35066*"/>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6"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291in" fo:border-left="none" fo:border-right="none" fo:border-top="none" fo:border-bottom="0.0138in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6" style:family="paragraph" style:parent-style-name="Table_20_Contents">
      <style:paragraph-properties fo:margin-left="0.1457in" fo:margin-right="0in" fo:text-indent="0in" style:auto-text-indent="false">
        <style:tab-stops/>
      </style:paragraph-properties>
    </style:style>
    <style:style style:name="P27"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8" style:family="paragraph" style:parent-style-name="Code">
      <style:paragraph-properties fo:margin-left="0.1437in" fo:margin-right="-0.0035in" fo:text-indent="0in" style:auto-text-indent="false">
        <style:tab-stops>
          <style:tab-stop style:position="0.3028in"/>
        </style:tab-stops>
      </style:paragraph-properties>
    </style:style>
    <style:style style:name="P29" style:family="paragraph" style:parent-style-name="Table_20_Contents">
      <style:paragraph-properties fo:margin-left="0.1634in" fo:margin-right="0.0043in" fo:text-indent="0in"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ntents_20_1">
      <style:paragraph-properties>
        <style:tab-stops>
          <style:tab-stop style:position="0in"/>
          <style:tab-stop style:position="1.1811in"/>
        </style:tab-stops>
      </style:paragraph-properties>
    </style:style>
    <style:style style:name="P43" style:family="paragraph" style:parent-style-name="Contents_20_2">
      <style:paragraph-properties>
        <style:tab-stops>
          <style:tab-stop style:position="0in"/>
        </style:tab-stops>
      </style:paragraph-properties>
    </style:style>
    <style:style style:name="P44" style:family="paragraph" style:parent-style-name="List" style:list-style-name="L14"/>
    <style:style style:name="P45" style:family="paragraph" style:parent-style-name="List" style:list-style-name="L1">
      <style:paragraph-properties fo:margin-left="0.9217in" fo:margin-right="0in" fo:text-indent="0in" style:auto-text-indent="false"/>
    </style:style>
    <style:style style:name="P46" style:family="paragraph" style:parent-style-name="List" style:list-style-name="L11">
      <style:paragraph-properties fo:margin-left="0.9217in" fo:margin-right="0in" fo:text-indent="0in" style:auto-text-indent="false"/>
    </style:style>
    <style:style style:name="P47" style:family="paragraph" style:parent-style-name="List" style:list-style-name="L14">
      <style:paragraph-properties fo:margin-left="0.9217in" fo:margin-right="0in" fo:text-indent="0in" style:auto-text-indent="false"/>
    </style:style>
    <style:style style:name="P48"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49" style:family="paragraph" style:parent-style-name="Heading_20_1" style:master-page-name="Standard">
      <style:paragraph-properties style:page-number="auto"/>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2">
      <style:paragraph-properties fo:margin-left="1.1811in" fo:margin-right="0in" fo:text-indent="0in" style:auto-text-indent="false"/>
    </style:style>
    <style:style style:name="P53" style:family="paragraph" style:parent-style-name="Heading_20_TOC" style:master-page-name="Index">
      <style:paragraph-properties style:page-number="1"/>
    </style:style>
    <style:style style:name="P54" style:family="paragraph" style:parent-style-name="Standard" style:master-page-name="Index">
      <style:paragraph-properties style:page-number="auto"/>
    </style:style>
    <style:style style:name="P55" style:family="paragraph" style:parent-style-name="Table_20_Contents" style:list-style-name="L2"/>
    <style:style style:name="P56" style:family="paragraph" style:parent-style-name="Table_20_Contents" style:list-style-name="L3"/>
    <style:style style:name="P57" style:family="paragraph" style:parent-style-name="Table_20_Contents" style:list-style-name="L4"/>
    <style:style style:name="P58" style:family="paragraph" style:parent-style-name="Table_20_Contents" style:list-style-name="L5"/>
    <style:style style:name="P59" style:family="paragraph" style:parent-style-name="Table_20_Contents" style:list-style-name="L6"/>
    <style:style style:name="P60" style:family="paragraph" style:parent-style-name="Table_20_Contents" style:list-style-name="L7"/>
    <style:style style:name="P61" style:family="paragraph" style:parent-style-name="Table_20_Contents" style:list-style-name="L8"/>
    <style:style style:name="P62" style:family="paragraph" style:parent-style-name="Table_20_Contents" style:list-style-name="L9"/>
    <style:style style:name="P63" style:family="paragraph" style:parent-style-name="Table_20_Contents" style:list-style-name="L10"/>
    <style:style style:name="P64" style:family="paragraph" style:parent-style-name="Table_20_Contents" style:list-style-name="L12"/>
    <style:style style:name="P65" style:family="paragraph" style:parent-style-name="Table_20_Contents" style:list-style-name="L13"/>
    <style:style style:name="P66" style:family="paragraph" style:parent-style-name="Table_20_Contents" style:list-style-name="L15"/>
    <style:style style:name="P67" style:family="paragraph" style:parent-style-name="Table_20_Contents" style:list-style-name="L16"/>
    <style:style style:name="P68" style:family="paragraph" style:parent-style-name="Table_20_Contents" style:list-style-name="L12">
      <style:text-properties fo:font-weight="normal" style:font-weight-asian="normal" style:font-weight-complex="normal"/>
    </style:style>
    <style:style style:name="P69" style:family="paragraph" style:parent-style-name="Table_20_Contents" style:list-style-name="L12">
      <style:paragraph-properties fo:margin-left="0.1634in" fo:margin-right="0.0043in" fo:text-indent="0in" style:auto-text-indent="false"/>
    </style:style>
    <style:style style:name="P70" style:family="paragraph" style:parent-style-name="Table_20_Contents" style:list-style-name="L12">
      <style:paragraph-properties fo:margin-left="0.1634in" fo:margin-right="0.0043in" fo:text-indent="0in"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graphics2" text:anchor-type="paragraph" svg:x="0.6299in" svg:y="0.3701in" svg:width="3.0134in" svg:height="1.652in" draw:z-index="0"><draw:image xlink:href="../sogo.png" xlink:type="simple" xlink:show="embed" xlink:actuate="onLoad"/></draw:frame></text:p>
      <text:p text:style-name="P5"/>
      <text:p text:style-name="P7"/>
      <text:p text:style-name="P7"/>
      <text:p text:style-name="P7"/>
      <text:p text:style-name="P7"/>
      <text:p text:style-name="P15"/>
      <text:p text:style-name="P17">version 1.3.3</text:p>
      <text:p text:style-name="P16">Installation and Configuration Guide</text:p>
      <text:p text:style-name="P7"/>
      <text:p text:style-name="P54">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3 – September 2010</text:p>
      <text:p text:style-name="Standard"/>
      <text:p text:style-name="Standard"/>
      <text:p text:style-name="P10"><draw:frame draw:style-name="fr2" draw:name="graphics3" text:anchor-type="as-char" svg:y="0in" svg:width="3.4701in" svg:height="0.7409in" draw:z-index="1"><draw:image xlink:href="../inverse.jpg" xlink:type="simple" xlink:show="embed" xlink:actuate="onLoad"/></draw:frame></text:p>
      <text:p text:style-name="P5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Chapter 1<text:tab/>About this Guide <text:s text:c="2"/><text:tab/>3</text:p>
          <text:p text:style-name="P42">Chapter 2<text:tab/>Introduction <text:s text:c="2"/><text:tab/>4</text:p>
          <text:p text:style-name="P43">Architecture <text:s text:c="2"/><text:tab/>5</text:p>
          <text:p text:style-name="P42">Chapter 3<text:tab/>System Requirements <text:s text:c="2"/><text:tab/>6</text:p>
          <text:p text:style-name="P43">Assumptions <text:s text:c="2"/><text:tab/>6</text:p>
          <text:p text:style-name="P43">Minimum Hardware Requirements <text:s text:c="2"/><text:tab/>7</text:p>
          <text:p text:style-name="P43">Operating System Requirements <text:s text:c="2"/><text:tab/>8</text:p>
          <text:p text:style-name="P42">Chapter 4<text:tab/>Installation <text:s text:c="2"/><text:tab/>9</text:p>
          <text:p text:style-name="P43">Software Downloads <text:s text:c="2"/><text:tab/>9</text:p>
          <text:p text:style-name="P43">Software Installation <text:s text:c="2"/><text:tab/>9</text:p>
          <text:p text:style-name="P42">Chapter 5<text:tab/>Configuration <text:s text:c="2"/><text:tab/>10</text:p>
          <text:p text:style-name="P43">GNUstep Environment Overview <text:s text:c="2"/><text:tab/>10</text:p>
          <text:p text:style-name="P43">Preferences Hierarchy <text:s text:c="2"/><text:tab/>11</text:p>
          <text:p text:style-name="P43">General Preferences <text:s text:c="2"/><text:tab/>12</text:p>
          <text:p text:style-name="P43">Authentication using LDAP <text:s text:c="2"/><text:tab/>16</text:p>
          <text:p text:style-name="P43">LDAP Attributes Indexing <text:s text:c="2"/><text:tab/>18</text:p>
          <text:p text:style-name="P43">Authenticating using C.A.S. <text:s text:c="2"/><text:tab/>19</text:p>
          <text:p text:style-name="P43">Database Configuration <text:s text:c="2"/><text:tab/>20</text:p>
          <text:p text:style-name="P43">Authentication using SQL <text:s text:c="2"/><text:tab/>21</text:p>
          <text:p text:style-name="P43">SMTP Server Configuration <text:s text:c="2"/><text:tab/>22</text:p>
          <text:p text:style-name="P43">IMAP Server Configuration <text:s text:c="2"/><text:tab/>23</text:p>
          <text:p text:style-name="P43">Web Interface Configuration <text:s text:c="2"/><text:tab/>24</text:p>
          <text:p text:style-name="P43">SOGo Configuration Summary <text:s text:c="2"/><text:tab/>27</text:p>
          <text:p text:style-name="P43">Apache Configuration <text:s text:c="2"/><text:tab/>29</text:p>
          <text:p text:style-name="P43">Starting Services <text:s text:c="2"/><text:tab/>30</text:p>
          <text:p text:style-name="P43">EMail reminders <text:s text:c="2"/><text:tab/>30</text:p>
          <text:p text:style-name="P42"><text:soft-page-break/>Chapter 6<text:tab/>Managing User Accounts <text:s text:c="2"/><text:tab/>31</text:p>
          <text:p text:style-name="P43">Creating the SOGo Administrative Account <text:s text:c="2"/><text:tab/>31</text:p>
          <text:p text:style-name="P43">Creating a User Account <text:s text:c="2"/><text:tab/>31</text:p>
          <text:p text:style-name="P42">Chapter 7<text:tab/>Funambol <text:s text:c="2"/><text:tab/>33</text:p>
          <text:p text:style-name="P42">Chapter 8<text:tab/>Using SOGo <text:s text:c="2"/><text:tab/>36</text:p>
          <text:p text:style-name="P43">SOGo Web Interface <text:s text:c="2"/><text:tab/>36</text:p>
          <text:p text:style-name="P43">Mozilla Thunderbird and Lightning <text:s text:c="2"/><text:tab/>36</text:p>
          <text:p text:style-name="P43">Apple iCal 3 and 4 <text:s text:c="2"/><text:tab/>37</text:p>
          <text:p text:style-name="P43">Apple AddressBook (Mac OS X 10.6) <text:s text:c="2"/><text:tab/>37</text:p>
          <text:p text:style-name="P43">Funambol / Mobile Devices <text:s text:c="2"/><text:tab/>38</text:p>
          <text:p text:style-name="P42">Chapter 9<text:tab/>Additional Information <text:s text:c="2"/><text:tab/>39</text:p>
          <text:p text:style-name="P42">Chapter 10<text:tab/>Commercial Support and Contact Information <text:s text:c="2"/><text:tab/>40</text:p>
        </text:index-body>
      </text:table-of-content>
      <text:p text:style-name="Standard"/>
      <text:h text:style-name="P4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3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51" text:outline-level="2">Architecture</text:h>
      <text:p text:style-name="Standard"><draw:frame draw:style-name="fr3" draw:name="graphics1" text:anchor-type="char" svg:x="1.1953in" svg:y="0.3638in" svg:width="5.5984in" svg:height="3.3661in"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0" text:outline-level="1">System Requirements</text:h>
      <text:h text:style-name="Heading_20_2" text:outline-level="2">Assumptions</text:h>
      <text:p text:style-name="Standard">SOGo reuses many components in an infrastructure. Thus, it requires the following <text:s/>:</text:p>
      <text:list xml:id="list835783653" text:style-name="L1">
        <text:list-header>
          <text:p text:style-name="P45">❏<text:tab/>Database server (MySQL, PostgreSQL or Oracle)</text:p>
          <text:p text:style-name="P48">❏<text:tab/>LDAP server (OpenLDAP, Novell eDirectory, Microsoft Active Directory and others) </text:p>
          <text:p text:style-name="P45">❏<text:tab/>SMTP server (Postfix, Sendmail and others)</text:p>
          <text:p text:style-name="P4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617202333" text:style-name="L2">
              <text:list-header>
                <text:p text:style-name="P55">◾ Intel, AMD, or PowerPC CPU 1 GHz</text:p>
                <text:p text:style-name="P55">◾ 512 MB of RAM (without Funambol, 1 GB RAM otherwise)</text:p>
                <text:p text:style-name="P55">◾ 1 GB of disk space</text:p>
              </text:list-header>
            </text:list>
            <text:p text:style-name="Table_20_Contents"/>
            <text:p text:style-name="Table_20_Contents">Production</text:p>
            <text:list xml:id="list1265477110" text:style-name="L3">
              <text:list-header>
                <text:p text:style-name="P56">◾ Intel, AMD or PowerPC CPU 3 GHz</text:p>
              </text:list-header>
            </text:list>
            <text:list xml:id="list487629271" text:style-name="L4">
              <text:list-header>
                <text:p text:style-name="P57">◾ 2048 MB of RAM</text:p>
              </text:list-header>
            </text:list>
            <text:list xml:id="list482989948" text:style-name="L3">
              <text:list-header>
                <text:p text:style-name="P56">◾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079442134" text:style-name="L5">
              <text:list-header>
                <text:p text:style-name="P58">◾ Intel, AMD, or PowerPC CPU 1.5 GHz</text:p>
              </text:list-header>
            </text:list>
            <text:list xml:id="list533977671" text:style-name="L6">
              <text:list-header>
                <text:p text:style-name="P59">◾ 1024x768 monitor resolution</text:p>
              </text:list-header>
            </text:list>
            <text:list xml:id="list520437073" text:style-name="L7">
              <text:list-header>
                <text:p text:style-name="P60">◾ 512 MB of RAM</text:p>
                <text:p text:style-name="P60">◾ 128 Kbps or higher network connection</text:p>
              </text:list-header>
            </text:list>
            <text:p text:style-name="Table_20_Contents"/>
            <text:p text:style-name="Table_20_Contents">Microsoft Windows</text:p>
            <text:list xml:id="list1579310153" text:style-name="L6">
              <text:list-header>
                <text:p text:style-name="P59">◾ Microsoft Windows XP SP2 or Vista</text:p>
              </text:list-header>
            </text:list>
            <text:p text:style-name="Table_20_Contents"/>
            <text:p text:style-name="Table_20_Contents">Apple Mac OS X</text:p>
            <text:list xml:id="list576873069" text:style-name="L8">
              <text:list-header>
                <text:p text:style-name="P61">◾ Apple Mac OS X 10.2 to 10.6</text:p>
              </text:list-header>
            </text:list>
            <text:p text:style-name="Table_20_Contents"/>
            <text:p text:style-name="Table_20_Contents">Linux</text:p>
            <text:list xml:id="list2056369514" text:style-name="L9">
              <text:list-header>
                <text:p text:style-name="P62">◾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92488369" text:style-name="L10">
              <text:list-header>
                <text:p text:style-name="P63">◾ Palm OS based devices with Synthesis SyncML Client</text:p>
                <text:p text:style-name="P63">◾ Research In Motion (RIM) BlackBerry devices with Funambol client</text:p>
                <text:p text:style-name="P63">◾ Microsoft Windows Mobile PocketPC or SmartPhone with the Funambol client</text:p>
              </text:list-header>
            </text:list>
            <text:p text:style-name="Table_20_Contents"/>
            <text:list xml:id="list1930216847" text:continue-numbering="true" text:style-name="L10">
              <text:list-header>
                <text:p text:style-name="P63">Apple iPhone / iPod / iPad using Apple iOS 3.0, 3.1, 4.0 or 4.1</text:p>
              </text:list-header>
            </text:list>
          </table:table-cell>
        </table:table-row>
      </table:table>
      <text:p text:style-name="Standard"/>
      <text:h text:style-name="P51" text:outline-level="2">Operating System Requirements</text:h>
      <text:p text:style-name="Standard">The following 32-bit and 64-bit operating systems are currently supported by SOGo :</text:p>
      <text:list xml:id="list2113222391" text:style-name="L11">
        <text:list-header>
          <text:p text:style-name="P46">❏<text:tab/>Red Hat Enterprise Linux (RHEL) 5.x Server</text:p>
          <text:p text:style-name="P46">❏<text:tab/>Community ENTerprise Operating System (CentOS) 5.x</text:p>
          <text:p text:style-name="P46">❏<text:tab/>Debian GNU/Linux (Lenny and Squeeze)</text:p>
          <text:p text:style-name="P46">❏<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5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5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51"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136052840" text:style-name="L12">
              <text:list-header>
                <text:p text:style-name="P64">◾ YES – to send notifications</text:p>
                <text:p text:style-name="P64">◾ NO – to not send notifications</text:p>
                <text:p text:style-name="P64">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934954736" text:continue-numbering="true" text:style-name="L12">
              <text:list-header>
                <text:p text:style-name="P64">◾ Public</text:p>
                <text:p text:style-name="P64">◾ Confidential</text:p>
                <text:p text:style-name="P64">◾ Private</text:p>
                <text:p text:style-name="P64">And each string must end with one of those values:</text:p>
                <text:p text:style-name="P64">◾ Viewer</text:p>
                <text:p text:style-name="P64">◾ DAndTViewer</text:p>
                <text:p text:style-name="P64">◾ Modifier</text:p>
                <text:p text:style-name="P64">◾ Responder</text:p>
                <text:p text:style-name="P64">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447836370" text:style-name="L13">
              <text:list-header>
                <text:p text:style-name="P65">◾ English</text:p>
                <text:p text:style-name="P65">◾ French</text:p>
                <text:p text:style-name="P65">◾ German</text:p>
                <text:p text:style-name="P65"><text:soft-page-break/>◾ Hungarian</text:p>
                <text:p text:style-name="P65">◾ Italian</text:p>
                <text:p text:style-name="P65">◾ Russian</text:p>
                <text:p text:style-name="P65">◾ Spanish</text:p>
                <text:p text:style-name="P65">◾ Swedish</text:p>
                <text:p text:style-name="P65">◾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314781642" text:continue-list="list934954736" text:style-name="L12">
              <text:list-header>
                <text:p text:style-name="P64">◾ YES – to send notifications</text:p>
                <text:p text:style-name="P64">◾ NO – to not send notifications</text:p>
                <text:p text:style-name="P64">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951213322" text:continue-numbering="true" text:style-name="L12">
              <text:list-header>
                <text:p text:style-name="P64">◾ YES – to allow them</text:p>
                <text:p text:style-name="P64">◾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842413375" text:continue-numbering="true" text:style-name="L12">
              <text:list-header>
                <text:p text:style-name="P64">◾ YES – to allow them</text:p>
                <text:p text:style-name="P64">◾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5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r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ext:soft-page-break/>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2" office:value-type="string">
            <text:p text:style-name="P32"/>
          </table:table-cell>
          <table:table-cell table:style-name="Table26.B22" office:value-type="string">
            <text:p text:style-name="P35">ModulesConstraints (optional)</text:p>
          </table:table-cell>
          <table:table-cell table:style-name="Table26.B2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40547822" text:style-name="L14">
        <text:list-header>
          <text:p text:style-name="P47">❏<text:tab/>givenName</text:p>
          <text:p text:style-name="P47">❏<text:tab/>cn</text:p>
          <text:p text:style-name="P47">❏<text:tab/>mail</text:p>
          <text:p text:style-name="P47">❏<text:tab/>sn</text:p>
          <text:p text:style-name="P44"><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oft-page-break/><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897771390" text:continue-list="list842413375" text:style-name="L12">
              <text:list-header>
                <text:p text:style-name="P69">◾ <text:span text:style-name="T6">c_uid</text:span> : will be used for authentication – it's a username or username@domain.tld</text:p>
                <text:p text:style-name="P69">◾ <text:span text:style-name="T6">c_name</text:span> : will be used to uniquely identify entries – which <text:soft-page-break/>can be identical to c_uid </text:p>
                <text:p text:style-name="P69">◾ <text:span text:style-name="T6">c_password</text:span> : password of the user, plain text or md5 encoded </text:p>
                <text:p text:style-name="P69">◾ <text:span text:style-name="T6">c_cn</text:span> : the user's common name</text:p>
                <text:p text:style-name="P69">◾ <text:span text:style-name="T6">mail</text:span> : the user's email address</text:p>
                <text:p text:style-name="P70"/>
                <text:p text:style-name="P70">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text:soft-page-break/>Possible values are :</text:p>
            <text:list xml:id="list452000176" text:style-name="L15">
              <text:list-header>
                <text:p text:style-name="P66"><text:span text:style-name="Code_20__28_inline_29_">◾ sendmail</text:span> – to use the sendmail binary</text:p>
                <text:p text:style-name="P66"><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409179982" text:style-name="L16">
              <text:list-item>
                <text:p text:style-name="P67">imaps://localhost:993</text:p>
              </text:list-item>
              <text:list-item>
                <text:p text:style-name="P67">imaps://localhost:143/?tls=YES</text:p>
              </text:list-item>
            </text:list>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4">◾ YES</text:p>
                <text:p text:style-name="P64">◾ NO</text:p>
                <text:p text:style-name="P68">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6">Parameter used to specify which RFC the IMAP <text:soft-page-break/>server implements with respect to ACLs. Possible values are :</text:p>
                <text:p text:style-name="P6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4">◾ YES</text:p>
                <text:p text:style-name="P64">◾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085005275" text:continue-numbering="true" text:style-name="L12">
              <text:list-header>
                <text:p text:style-name="P64">◾ YES</text:p>
                <text:p text:style-name="P64">◾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068389037" text:continue-list="list317216539" text:style-name="L15">
              <text:list-header>
                <text:p text:style-name="P6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oft-page-break/><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972151081" text:continue-numbering="true" text:style-name="L15">
              <text:list-header>
                <text:p text:style-name="P66"><text:span text:style-name="Code_20__28_inline_29_">◾ 1</text:span></text:p>
                <text:p text:style-name="P66"><text:span text:style-name="Code_20__28_inline_29_">◾ 2</text:span></text:p>
                <text:p text:style-name="P66"><text:span text:style-name="Code_20__28_inline_29_">◾ 5</text:span></text:p>
                <text:p text:style-name="P66"><text:span text:style-name="Code_20__28_inline_29_">◾ 10</text:span></text:p>
                <text:p text:style-name="P66"><text:span text:style-name="Code_20__28_inline_29_">◾ 20</text:span></text:p>
                <text:p text:style-name="P66"><text:span text:style-name="Code_20__28_inline_29_">◾ 30</text:span></text:p>
                <text:p text:style-name="P66"><text:span text:style-name="Code_20__28_inline_29_">◾ 60</text:span></text:p>
                <text:p text:style-name="P66">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556010780" text:continue-numbering="true" text:style-name="L15">
              <text:list-header>
                <text:p text:style-name="P66"><text:span text:style-name="Code_20__28_inline_29_">◾ manually</text:span></text:p>
                <text:p text:style-name="P66"><text:span text:style-name="Code_20__28_inline_29_">◾ every_minute</text:span></text:p>
                <text:p text:style-name="P66"><text:span text:style-name="Code_20__28_inline_29_">◾ every_2_minutes</text:span></text:p>
                <text:p text:style-name="P66"><text:span text:style-name="Code_20__28_inline_29_">◾ every_5_minutes</text:span></text:p>
                <text:p text:style-name="P66"><text:span text:style-name="Code_20__28_inline_29_">◾ every_10_minutes</text:span></text:p>
                <text:p text:style-name="P66"><text:span text:style-name="Code_20__28_inline_29_">◾ every_20_minutes</text:span></text:p>
                <text:p text:style-name="P66"><text:span text:style-name="Code_20__28_inline_29_">◾ every_30_minutes</text:span></text:p>
                <text:p text:style-name="P66"><text:soft-page-break/><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text:soft-page-break/>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soft-page-break/><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soft-page-break/><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text:soft-page-break/>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21"/>
      <text:p text:style-name="Standard">Next, install the Funambol SOGo Connector within Funambol server by issuing the following commands :</text:p>
      <text:p text:style-name="Code">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Funambol</text:chapter><text:tab/><text:page-number text:select-page="current">3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254</meta:editing-cycles>
    <meta:editing-duration>PT187H31M19S</meta:editing-duration>
    <dc:date>2010-09-29T09:18:04</dc:date>
    <dc:creator>Francis Lachapelle</dc:creator>
    <meta:document-statistic meta:table-count="11" meta:image-count="4" meta:object-count="0" meta:page-count="42" meta:paragraph-count="932" meta:word-count="7992" meta:character-count="52586"/>
    <meta:user-defined meta:name="Info 1"/>
    <meta:user-defined meta:name="Info 2"/>
    <meta:user-defined meta:name="Info 3"/>
    <meta:user-defined meta:name="Info 4"/>
  </office:meta>
</office:document-meta>
</file>